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3.4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58.65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67.89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64.8pt"/>
    </style:style>
    <style:style style:name="co9" style:family="table-column">
      <style:table-column-properties fo:break-before="auto" style:column-width="65.59pt"/>
    </style:style>
    <style:style style:name="co10" style:family="table-column">
      <style:table-column-properties fo:break-before="auto" style:column-width="67.15pt"/>
    </style:style>
    <style:style style:name="co11" style:family="table-column">
      <style:table-column-properties fo:break-before="auto" style:column-width="72.5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font-name="Liberation Sans" style:font-name-asian="AR PL SungtiL GB" style:font-name-complex="FreeSans"/>
    </style:style>
    <style:style style:name="ce3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3"/>
    <style:style style:name="ce11" style:family="table-cell" style:parent-style-name="Default" style:data-style-name="N122"/>
    <style:style style:name="ce1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number-columns-repeated="2"/>
          <table:table-cell office:value-type="string" calcext:value-type="string">
            <text:p>VVER-440 example</text:p>
          </table:table-cell>
          <table:table-cell office:value-type="string" calcext:value-type="string">
            <text:p>VVER440 rand</text:p>
          </table:table-cell>
          <table:table-cell office:value-type="string" calcext:value-type="string">
            <text:p>PWR, case 1</text:p>
          </table:table-cell>
          <table:table-cell office:value-type="string" calcext:value-type="string">
            <text:p>PWR, case 2</text:p>
          </table:table-cell>
          <table:table-cell office:value-type="string" calcext:value-type="string">
            <text:p>PWR, case 3</text:p>
          </table:table-cell>
          <table:table-cell office:value-type="string" calcext:value-type="string">
            <text:p>PWR, case 4</text:p>
          </table:table-cell>
          <table:table-cell office:value-type="string" calcext:value-type="string">
            <text:p>PWR, case 5</text:p>
          </table:table-cell>
          <table:table-cell office:value-type="string" calcext:value-type="string">
            <text:p>PWR, case 6</text:p>
          </table:table-cell>
          <table:table-cell office:value-type="string" calcext:value-type="string">
            <text:p>PWR, case 7</text:p>
          </table:table-cell>
          <table:table-cell office:value-type="string" calcext:value-type="string">
            <text:p>PWR, case 8</text:p>
          </table:table-cell>
          <table:table-cell office:value-type="string" calcext:value-type="string">
            <text:p>PWR, case 9</text:p>
          </table:table-cell>
          <table:table-cell office:value-type="string" calcext:value-type="string">
            <text:p>PWR, case 10</text:p>
          </table:table-cell>
        </table:table-row>
        <table:table-row table:style-name="ro1">
          <table:table-cell office:value-type="string" calcext:value-type="string">
            <text:p>Density UO2, g/cm3</text:p>
          </table:table-cell>
          <table:table-cell table:number-columns-repeated="4" office:value-type="float" office:value="10.457" calcext:value-type="float">
            <text:p>10.457</text:p>
          </table:table-cell>
          <table:table-cell table:number-columns-repeated="2" office:value-type="float" office:value="11.457" calcext:value-type="float">
            <text:p>11.457</text:p>
          </table:table-cell>
          <table:table-cell table:formula="of:=[.G2]" office:value-type="float" office:value="11.457" calcext:value-type="float">
            <text:p>11.457</text:p>
          </table:table-cell>
          <table:table-cell table:number-columns-repeated="6" office:value-type="float" office:value="11.457" calcext:value-type="float">
            <text:p>11.457</text:p>
          </table:table-cell>
        </table:table-row>
        <table:table-row table:style-name="ro1">
          <table:table-cell office:value-type="string" calcext:value-type="string">
            <text:p>Enrichment, wt%</text:p>
          </table:table-cell>
          <table:table-cell office:value-type="float" office:value="3.96" calcext:value-type="float">
            <text:p>3.96</text:p>
          </table:table-cell>
          <table:table-cell office:value-type="float" office:value="3.6" calcext:value-type="float">
            <text:p>3.6</text:p>
          </table:table-cell>
          <table:table-cell office:value-type="float" office:value="3.22582" calcext:value-type="float">
            <text:p>3.22582</text:p>
          </table:table-cell>
          <table:table-cell office:value-type="float" office:value="3.3" calcext:value-type="float">
            <text:p>3.3</text:p>
          </table:table-cell>
          <table:table-cell office:value-type="float" office:value="4.6" calcext:value-type="float">
            <text:p>4.6</text:p>
          </table:table-cell>
          <table:table-cell office:value-type="float" office:value="3.9" calcext:value-type="float">
            <text:p>3.9</text:p>
          </table:table-cell>
          <table:table-cell office:value-type="float" office:value="3.7" calcext:value-type="float">
            <text:p>3.7</text:p>
          </table:table-cell>
          <table:table-cell office:value-type="float" office:value="4.7" calcext:value-type="float">
            <text:p>4.7</text:p>
          </table:table-cell>
          <table:table-cell office:value-type="float" office:value="4.1" calcext:value-type="float">
            <text:p>4.1</text:p>
          </table:table-cell>
          <table:table-cell office:value-type="float" office:value="3.2" calcext:value-type="float">
            <text:p>3.2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Enrichment, 0.01*wt%</text:p>
          </table:table-cell>
          <table:table-cell table:formula="of:=[.B3]/100" office:value-type="float" office:value="0.0396" calcext:value-type="float">
            <text:p>0.0396</text:p>
          </table:table-cell>
          <table:table-cell table:formula="of:=[.C3]/100" office:value-type="float" office:value="0.036" calcext:value-type="float">
            <text:p>0.036</text:p>
          </table:table-cell>
          <table:table-cell table:formula="of:=[.D3]/100" office:value-type="float" office:value="0.0322582" calcext:value-type="float">
            <text:p>0.0322582</text:p>
          </table:table-cell>
          <table:table-cell table:formula="of:=[.E3]/100" office:value-type="float" office:value="0.033" calcext:value-type="float">
            <text:p>0.033</text:p>
          </table:table-cell>
          <table:table-cell table:formula="of:=[.F3]/100" office:value-type="float" office:value="0.046" calcext:value-type="float">
            <text:p>0.046</text:p>
          </table:table-cell>
          <table:table-cell table:formula="of:=[.G3]/100" office:value-type="float" office:value="0.039" calcext:value-type="float">
            <text:p>0.039</text:p>
          </table:table-cell>
          <table:table-cell table:formula="of:=[.H3]/100" office:value-type="float" office:value="0.037" calcext:value-type="float">
            <text:p>0.037</text:p>
          </table:table-cell>
          <table:table-cell table:formula="of:=[.I3]/100" office:value-type="float" office:value="0.047" calcext:value-type="float">
            <text:p>0.047</text:p>
          </table:table-cell>
          <table:table-cell table:formula="of:=[.J3]/100" office:value-type="float" office:value="0.041" calcext:value-type="float">
            <text:p>0.041</text:p>
          </table:table-cell>
          <table:table-cell table:formula="of:=[.K3]/100" office:value-type="float" office:value="0.032" calcext:value-type="float">
            <text:p>0.032</text:p>
          </table:table-cell>
          <table:table-cell table:formula="of:=[.L3]/100" office:value-type="float" office:value="0.036" calcext:value-type="float">
            <text:p>0.036</text:p>
          </table:table-cell>
          <table:table-cell table:formula="of:=[.M3]/100" office:value-type="float" office:value="0.035" calcext:value-type="float">
            <text:p>0.035</text:p>
          </table:table-cell>
          <table:table-cell table:formula="of:=[.N3]/100"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Molecular weight, MU</text:p>
          </table:table-cell>
          <table:table-cell table:formula="of:=[.$B$31]*2+[.B4]*[.$B$28]+(1-[.B4])*[.$B$30]" office:value-type="float" office:value="269.921545869651" calcext:value-type="float">
            <text:p>269.921545869651</text:p>
          </table:table-cell>
          <table:table-cell table:formula="of:=[.$B$31]*2+[.C4]*[.$B$28]+(1-[.C4])*[.$B$30]" office:value-type="float" office:value="269.932370559603" calcext:value-type="float">
            <text:p>269.932370559603</text:p>
          </table:table-cell>
          <table:table-cell table:formula="of:=[.$B$31]*2+[.D4]*[.$B$28]+(1-[.D4])*[.$B$30]" office:value-type="float" office:value="269.943621622065" calcext:value-type="float">
            <text:p>269.943621622065</text:p>
          </table:table-cell>
          <table:table-cell table:formula="of:=[.$B$31]*2+[.E4]*[.$B$28]+[.B27]*0.00005+(1-0.00005-[.E4])*[.$B$30]" office:value-type="float" office:value="269.941190642757" calcext:value-type="float">
            <text:p>269.941190642757</text:p>
          </table:table-cell>
          <table:table-cell table:formula="of:=[.$B$31]*2+[.F4]*[.$B$28]+[.C27]*0.00005+(1-0.00005-[.F4])*[.$B$30]" office:value-type="float" office:value="269.890399437449" calcext:value-type="float">
            <text:p>269.890399437449</text:p>
          </table:table-cell>
          <table:table-cell table:formula="of:=[.$B$31]*2+[.G4]*[.$B$28]+[.D27]*0.00005+(1-0.00005-[.G4])*[.$B$30]" office:value-type="float" office:value="269.911447445447" calcext:value-type="float">
            <text:p>269.911447445447</text:p>
          </table:table-cell>
          <table:table-cell table:formula="of:=[.$B$31]*2+[.H4]*[.$B$28]+[.E27]*0.00005+(1-0.00005-[.H4])*[.$B$30]" office:value-type="float" office:value="269.917461161872" calcext:value-type="float">
            <text:p>269.917461161872</text:p>
          </table:table-cell>
          <table:table-cell table:formula="of:=[.$B$31]*2+[.I4]*[.$B$28]+[.F27]*0.00005+(1-0.00005-[.I4])*[.$B$30]" office:value-type="float" office:value="269.887392578672" calcext:value-type="float">
            <text:p>269.887392578672</text:p>
          </table:table-cell>
          <table:table-cell table:formula="of:=[.$B$31]*2+[.J4]*[.$B$28]+[.G27]*0.00005+(1-0.00005-[.J4])*[.$B$30]" office:value-type="float" office:value="269.905433728592" calcext:value-type="float">
            <text:p>269.905433728592</text:p>
          </table:table-cell>
          <table:table-cell table:formula="of:=[.$B$31]*2+[.K4]*[.$B$28]+[.H27]*0.00005+(1-0.00005-[.K4])*[.$B$30]" office:value-type="float" office:value="269.932495453472" calcext:value-type="float">
            <text:p>269.932495453472</text:p>
          </table:table-cell>
          <table:table-cell table:formula="of:=[.$B$31]*2+[.L4]*[.$B$28]+[.I27]*0.00005+(1-0.00005-[.L4])*[.$B$30]" office:value-type="float" office:value="269.920468020192" calcext:value-type="float">
            <text:p>269.920468020192</text:p>
          </table:table-cell>
          <table:table-cell table:formula="of:=[.$B$31]*2+[.M4]*[.$B$28]+[.J27]*0.00005+(1-0.00005-[.M4])*[.$B$30]" office:value-type="float" office:value="269.923474878512" calcext:value-type="float">
            <text:p>269.923474878512</text:p>
          </table:table-cell>
          <table:table-cell table:formula="of:=[.$B$31]*2+[.N4]*[.$B$28]+[.K27]*0.00005+(1-0.00005-[.N4])*[.$B$30]" office:value-type="float" office:value="269.881378862032" calcext:value-type="float">
            <text:p>269.881378862032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U235, at/cm3</text:p>
          </table:table-cell>
          <table:table-cell table:formula="of:=([.B3]/100)*(6.022E+023*[.B2]/235.04)*([.B5]/([.B5]+2*15.9994))" office:value-type="float" office:value="9.48519882531111E+020" calcext:value-type="float">
            <text:p>9.48519882531111E+0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238, at/cm3</text:p>
          </table:table-cell>
          <table:table-cell table:style-name="ce2" table:formula="of:=((100-[.B3])/100)*(6.022E+023*[.B2]/238.05)*([.B5]/([.B5]+2*15.9994))" office:value-type="float" office:value="2.27131305395675E+022" calcext:value-type="float">
            <text:p>2.27131305395675E+0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-16, at/cm3</text:p>
          </table:table-cell>
          <table:table-cell table:style-name="ce2" table:formula="of:=2*[.B2]*6.022E+023/([.B5]+2*15.9994)" office:value-type="float" office:value="4.17143494047182E+022" calcext:value-type="float">
            <text:p>4.17143494047182E+022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U235, barn*cm</text:p>
          </table:table-cell>
          <table:table-cell table:style-name="ce3" table:formula="of:=[.B8]/1E+024" office:value-type="float" office:value="0.000948519882531111" calcext:value-type="float">
            <text:p>9.4851988E-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238, barn*cm</text:p>
          </table:table-cell>
          <table:table-cell table:style-name="ce3" table:formula="of:=[.B9]/1E+024" office:value-type="float" office:value="0.0227131305395675" calcext:value-type="float">
            <text:p>2.2713131E-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16, barn*cm</text:p>
          </table:table-cell>
          <table:table-cell table:style-name="ce3" table:formula="of:=[.B10]/1E+024" office:value-type="float" office:value="0.0417143494047182" calcext:value-type="float">
            <text:p>4.1714349E-02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12"/>
        </table:table-row>
        <table:table-row table:style-name="ro1">
          <table:table-cell office:value-type="string" calcext:value-type="string">
            <text:p>U234, wt%</text:p>
          </table:table-cell>
          <table:table-cell table:style-name="ce3"/>
          <table:table-cell table:number-columns-repeated="2"/>
          <table:table-cell table:style-name="ce11" table:formula="of:=0.00005*[.$B$27]/[.E5]" office:value-type="float" office:value="0.0000433503593028402" calcext:value-type="float">
            <text:p>4.335036E-05</text:p>
          </table:table-cell>
          <table:table-cell table:style-name="ce11" table:formula="of:=0.00005*[.$B$27]/[.F5]" office:value-type="float" office:value="0.0000433585174922538" calcext:value-type="float">
            <text:p>4.335852E-05</text:p>
          </table:table-cell>
          <table:table-cell table:style-name="ce11" table:formula="of:=0.00005*[.$B$27]/[.G5]" office:value-type="float" office:value="0.0000433551363447271" calcext:value-type="float">
            <text:p>4.335514E-05</text:p>
          </table:table-cell>
          <table:table-cell table:style-name="ce11" table:formula="of:=0.00005*[.$B$27]/[.H5]" office:value-type="float" office:value="0.0000433541703994547" calcext:value-type="float">
            <text:p>4.335417E-05</text:p>
          </table:table-cell>
          <table:table-cell table:style-name="ce11" table:formula="of:=0.00005*[.$B$27]/[.I5]" office:value-type="float" office:value="0.0000433590005564593" calcext:value-type="float">
            <text:p>4.335900E-05</text:p>
          </table:table-cell>
          <table:table-cell table:style-name="ce11" table:formula="of:=0.00005*[.$B$27]/[.J5]" office:value-type="float" office:value="0.0000433561023331127" calcext:value-type="float">
            <text:p>4.335610E-05</text:p>
          </table:table-cell>
          <table:table-cell table:style-name="ce11" table:formula="of:=0.00005*[.$B$27]/[.K5]" office:value-type="float" office:value="0.0000433517557244865" calcext:value-type="float">
            <text:p>4.335176E-05</text:p>
          </table:table-cell>
          <table:table-cell table:style-name="ce11" table:formula="of:=0.00005*[.$B$27]/[.L5]" office:value-type="float" office:value="0.0000433536874429419" calcext:value-type="float">
            <text:p>4.335369E-05</text:p>
          </table:table-cell>
          <table:table-cell table:style-name="ce11" table:formula="of:=0.00005*[.$B$27]/[.M5]" office:value-type="float" office:value="0.000043353204497189" calcext:value-type="float">
            <text:p>4.335320E-05</text:p>
          </table:table-cell>
          <table:table-cell table:style-name="ce11" table:formula="of:=0.00005*[.$B$27]/[.N5]" office:value-type="float" office:value="0.0000433599667170156" calcext:value-type="float">
            <text:p>4.335997E-05</text:p>
          </table:table-cell>
        </table:table-row>
        <table:table-row table:style-name="ro1">
          <table:table-cell office:value-type="string" calcext:value-type="string">
            <text:p>U235, wt%</text:p>
          </table:table-cell>
          <table:table-cell table:style-name="ce3"/>
          <table:table-cell table:formula="of:=[.C4]*[.$B$28]/[.C5]" office:value-type="float" office:value="0.0313470424419943" calcext:value-type="float">
            <text:p>0.031347042441994</text:p>
          </table:table-cell>
          <table:table-cell table:formula="of:=[.D4]*[.$B$28]/[.D5]" office:value-type="float" office:value="0.0280876949562287" calcext:value-type="float">
            <text:p>0.028087694956229</text:p>
          </table:table-cell>
          <table:table-cell table:style-name="ce11" table:formula="of:=[.E4]*[.$B$28]/[.E5]" office:value-type="float" office:value="0.0287338500220404" calcext:value-type="float">
            <text:p>2.873385E-02</text:p>
          </table:table-cell>
          <table:table-cell table:style-name="ce11" table:formula="of:=[.F4]*[.$B$28]/[.F5]" office:value-type="float" office:value="0.0400607831843453" calcext:value-type="float">
            <text:p>4.006078E-02</text:p>
          </table:table-cell>
          <table:table-cell table:style-name="ce11" table:formula="of:=[.G4]*[.$B$28]/[.G5]" office:value-type="float" office:value="0.0339619284504513" calcext:value-type="float">
            <text:p>3.396193E-02</text:p>
          </table:table-cell>
          <table:table-cell table:style-name="ce11" table:formula="of:=[.H4]*[.$B$28]/[.H5]" office:value-type="float" office:value="0.0322195732312573" calcext:value-type="float">
            <text:p>3.221957E-02</text:p>
          </table:table-cell>
          <table:table-cell table:style-name="ce11" table:formula="of:=[.I4]*[.$B$28]/[.I5]" office:value-type="float" office:value="0.0409321258016148" calcext:value-type="float">
            <text:p>4.093213E-02</text:p>
          </table:table-cell>
          <table:table-cell table:style-name="ce11" table:formula="of:=[.J4]*[.$B$28]/[.J5]" office:value-type="float" office:value="0.0357043613119343" calcext:value-type="float">
            <text:p>3.570436E-02</text:p>
          </table:table-cell>
          <table:table-cell table:style-name="ce11" table:formula="of:=[.K4]*[.$B$28]/[.K5]" office:value-type="float" office:value="0.0278640248339291" calcext:value-type="float">
            <text:p>2.786402E-02</text:p>
          </table:table-cell>
          <table:table-cell table:style-name="ce11" table:formula="of:=[.L4]*[.$B$28]/[.L5]" office:value-type="float" office:value="0.0313484247358633" calcext:value-type="float">
            <text:p>3.134842E-02</text:p>
          </table:table-cell>
          <table:table-cell table:style-name="ce11" table:formula="of:=[.M4]*[.$B$28]/[.M5]" office:value-type="float" office:value="0.0304772956490821" calcext:value-type="float">
            <text:p>3.047730E-02</text:p>
          </table:table-cell>
          <table:table-cell table:style-name="ce11" table:formula="of:=[.N4]*[.$B$28]/[.N5]" office:value-type="float" office:value="0.0426748692839151" calcext:value-type="float">
            <text:p>4.267487E-02</text:p>
          </table:table-cell>
        </table:table-row>
        <table:table-row table:style-name="ro1">
          <table:table-cell office:value-type="string" calcext:value-type="string">
            <text:p>U238, wt%</text:p>
          </table:table-cell>
          <table:table-cell table:style-name="ce3"/>
          <table:table-cell table:formula="of:=(1-[.C4])*[.$B$30]/[.C5]" office:value-type="float" office:value="0.850142424075844" calcext:value-type="float">
            <text:p>0.850142424075844</text:p>
          </table:table-cell>
          <table:table-cell table:formula="of:=(1-[.D4])*[.$B$30]/[.D5]" office:value-type="float" office:value="0.853406710998246" calcext:value-type="float">
            <text:p>0.853406710998246</text:p>
          </table:table-cell>
          <table:table-cell table:style-name="ce11" table:formula="of:=(1-0.00005-[.E4])*[.$B$30]/[.E5]" office:value-type="float" office:value="0.852716138360506" calcext:value-type="float">
            <text:p>8.527161E-01</text:p>
          </table:table-cell>
          <table:table-cell table:style-name="ce11" table:formula="of:=(1-0.00005-[.F4])*[.$B$30]/[.F5]" office:value-type="float" office:value="0.841410253554054" calcext:value-type="float">
            <text:p>8.414103E-01</text:p>
          </table:table-cell>
          <table:table-cell table:style-name="ce11" table:formula="of:=(1-0.00005-[.G4])*[.$B$30]/[.G5]" office:value-type="float" office:value="0.847518351314995" calcext:value-type="float">
            <text:p>8.475184E-01</text:p>
          </table:table-cell>
          <table:table-cell table:style-name="ce11" table:formula="of:=(1-0.00005-[.H4])*[.$B$30]/[.H5]" office:value-type="float" office:value="0.849263347134763" calcext:value-type="float">
            <text:p>8.492633E-01</text:p>
          </table:table-cell>
          <table:table-cell table:style-name="ce11" table:formula="of:=(1-0.00005-[.I4])*[.$B$30]/[.I5]" office:value-type="float" office:value="0.840537590388266" calcext:value-type="float">
            <text:p>8.405376E-01</text:p>
          </table:table-cell>
          <table:table-cell table:style-name="ce11" table:formula="of:=(1-0.00005-[.J4])*[.$B$30]/[.J5]" office:value-type="float" office:value="0.84577327773667" calcext:value-type="float">
            <text:p>8.457733E-01</text:p>
          </table:table-cell>
          <table:table-cell table:style-name="ce11" table:formula="of:=(1-0.00005-[.K4])*[.$B$30]/[.K5]" office:value-type="float" office:value="0.853625496517022" calcext:value-type="float">
            <text:p>8.536255E-01</text:p>
          </table:table-cell>
          <table:table-cell table:style-name="ce11" table:formula="of:=(1-0.00005-[.L4])*[.$B$30]/[.L5]" office:value-type="float" office:value="0.85013581588597" calcext:value-type="float">
            <text:p>8.501358E-01</text:p>
          </table:table-cell>
          <table:table-cell table:style-name="ce11" table:formula="of:=(1-0.00005-[.M4])*[.$B$30]/[.M5]" office:value-type="float" office:value="0.85100826519915" calcext:value-type="float">
            <text:p>8.510083E-01</text:p>
          </table:table-cell>
          <table:table-cell table:style-name="ce11" table:formula="of:=(1-0.00005-[.N4])*[.$B$30]/[.N5]" office:value-type="float" office:value="0.838792205717666" calcext:value-type="float">
            <text:p>8.387922E-01</text:p>
          </table:table-cell>
        </table:table-row>
        <table:table-row table:style-name="ro1">
          <table:table-cell office:value-type="string" calcext:value-type="string">
            <text:p>O-16, wt%</text:p>
          </table:table-cell>
          <table:table-cell table:style-name="ce3"/>
          <table:table-cell table:formula="of:=[.$B$31]*2/[.C5]" office:value-type="float" office:value="0.118510533482162" calcext:value-type="float">
            <text:p>0.118510533482162</text:p>
          </table:table-cell>
          <table:table-cell table:formula="of:=[.$B$31]*2/[.D5]" office:value-type="float" office:value="0.118505594045525" calcext:value-type="float">
            <text:p>0.118505594045525</text:p>
          </table:table-cell>
          <table:table-cell table:style-name="ce11" table:formula="of:=[.$B$31]*2/[.E5]" office:value-type="float" office:value="0.118506661258151" calcext:value-type="float">
            <text:p>1.185067E-01</text:p>
          </table:table-cell>
          <table:table-cell table:style-name="ce11" table:formula="of:=[.$B$31]*2/[.F5]" office:value-type="float" office:value="0.118528963259908" calcext:value-type="float">
            <text:p>1.185290E-01</text:p>
          </table:table-cell>
          <table:table-cell table:style-name="ce11" table:formula="of:=[.$B$31]*2/[.G5]" office:value-type="float" office:value="0.118519720233759" calcext:value-type="float">
            <text:p>1.185197E-01</text:p>
          </table:table-cell>
          <table:table-cell table:style-name="ce11" table:formula="of:=[.$B$31]*2/[.H5]" office:value-type="float" office:value="0.11851707963398" calcext:value-type="float">
            <text:p>1.185171E-01</text:p>
          </table:table-cell>
          <table:table-cell table:style-name="ce11" table:formula="of:=[.$B$31]*2/[.I5]" office:value-type="float" office:value="0.11853028381012" calcext:value-type="float">
            <text:p>1.185303E-01</text:p>
          </table:table-cell>
          <table:table-cell table:style-name="ce11" table:formula="of:=[.$B$31]*2/[.J5]" office:value-type="float" office:value="0.118522360951396" calcext:value-type="float">
            <text:p>1.185224E-01</text:p>
          </table:table-cell>
          <table:table-cell table:style-name="ce11" table:formula="of:=[.$B$31]*2/[.K5]" office:value-type="float" office:value="0.118510478649049" calcext:value-type="float">
            <text:p>1.185105E-01</text:p>
          </table:table-cell>
          <table:table-cell table:style-name="ce11" table:formula="of:=[.$B$31]*2/[.L5]" office:value-type="float" office:value="0.118515759378167" calcext:value-type="float">
            <text:p>1.185158E-01</text:p>
          </table:table-cell>
          <table:table-cell table:style-name="ce11" table:formula="of:=[.$B$31]*2/[.M5]" office:value-type="float" office:value="0.118514439151768" calcext:value-type="float">
            <text:p>1.185144E-01</text:p>
          </table:table-cell>
          <table:table-cell table:style-name="ce11" table:formula="of:=[.$B$31]*2/[.N5]" office:value-type="float" office:value="0.118532924998419" calcext:value-type="float">
            <text:p>1.185329E-0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17:.C19])" office:value-type="float" office:value="1" calcext:value-type="float">
            <text:p>1</text:p>
          </table:table-cell>
          <table:table-cell table:formula="of:=SUM([.D17:.D19])" office:value-type="float" office:value="1" calcext:value-type="float">
            <text:p>1</text:p>
          </table:table-cell>
          <table:table-cell table:style-name="ce12" table:formula="of:=SUM([.E16:.E19])" office:value-type="float" office:value="1" calcext:value-type="float">
            <text:p>1.00E+00</text:p>
          </table:table-cell>
          <table:table-cell table:style-name="ce12" table:formula="of:=SUM([.F16:.F19])" office:value-type="float" office:value="1.0000433585158" calcext:value-type="float">
            <text:p>1.00E+00</text:p>
          </table:table-cell>
          <table:table-cell table:style-name="ce12" table:formula="of:=SUM([.G16:.G19])" office:value-type="float" office:value="1.00004335513555" calcext:value-type="float">
            <text:p>1.00E+00</text:p>
          </table:table-cell>
          <table:table-cell table:style-name="ce12" table:formula="of:=SUM([.H16:.H19])" office:value-type="float" office:value="1.0000433541704" calcext:value-type="float">
            <text:p>1.00E+00</text:p>
          </table:table-cell>
          <table:table-cell table:style-name="ce12" table:formula="of:=SUM([.I16:.I19])" office:value-type="float" office:value="1.00004335900056" calcext:value-type="float">
            <text:p>1.00E+00</text:p>
          </table:table-cell>
          <table:table-cell table:style-name="ce12" table:formula="of:=SUM([.J16:.J19])" office:value-type="float" office:value="1.00004335610233" calcext:value-type="float">
            <text:p>1.00E+00</text:p>
          </table:table-cell>
          <table:table-cell table:style-name="ce12" table:formula="of:=SUM([.K16:.K19])" office:value-type="float" office:value="1.00004335175572" calcext:value-type="float">
            <text:p>1.00E+00</text:p>
          </table:table-cell>
          <table:table-cell table:style-name="ce12" table:formula="of:=SUM([.L16:.L19])" office:value-type="float" office:value="1.00004335368744" calcext:value-type="float">
            <text:p>1.00E+00</text:p>
          </table:table-cell>
          <table:table-cell table:style-name="ce12" table:formula="of:=SUM([.M16:.M19])" office:value-type="float" office:value="1.0000433532045" calcext:value-type="float">
            <text:p>1.00E+00</text:p>
          </table:table-cell>
          <table:table-cell table:style-name="ce12" table:formula="of:=SUM([.N16:.N19])" office:value-type="float" office:value="1.00004335996672" calcext:value-type="float">
            <text:p>1.00E+00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style-name="ce1" office:value-type="string" calcext:value-type="string" table:number-columns-spanned="3" table:number-rows-spanned="1">
            <text:p>Backwards conversion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mat UO2</text:p>
          </table:table-cell>
          <table:table-cell table:style-name="ce4" office:value-type="string" calcext:value-type="string">
            <text:p>mat UO2G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tomic mass, amu</text:p>
          </table:table-cell>
          <table:table-cell table:number-columns-repeated="2" office:value-type="string" calcext:value-type="string">
            <text:p>atoms/barn*c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234</text:p>
          </table:table-cell>
          <table:table-cell office:value-type="float" office:value="234.0409521" calcext:value-type="float">
            <text:p>234.0409521</text:p>
          </table:table-cell>
          <table:table-cell table:style-name="ce5" office:value-type="float" office:value="0.0000091361" calcext:value-type="float">
            <text:p>9.1361E-06</text:p>
          </table:table-cell>
          <table:table-cell table:style-name="ce5" office:value-type="float" office:value="0.000004294" calcext:value-type="float">
            <text:p>4.2940E-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235</text:p>
          </table:table-cell>
          <table:table-cell office:value-type="float" office:value="235.0439299" calcext:value-type="float">
            <text:p>235.0439299</text:p>
          </table:table-cell>
          <table:table-cell table:style-name="ce5" office:value-type="float" office:value="0.00093472" calcext:value-type="float">
            <text:p>9.3472E-04</text:p>
          </table:table-cell>
          <table:table-cell table:style-name="ce5" office:value-type="float" office:value="0.00056226" calcext:value-type="float">
            <text:p>5.6226E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236</text:p>
          </table:table-cell>
          <table:table-cell office:value-type="float" office:value="236.045568" calcext:value-type="float">
            <text:p>236.045568</text:p>
          </table:table-cell>
          <table:table-cell table:number-columns-repeated="2" table:style-name="ce5" office:value-type="float" office:value="0" calcext:value-type="float">
            <text:p>0.0000E+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238</text:p>
          </table:table-cell>
          <table:table-cell office:value-type="float" office:value="238.05078822" calcext:value-type="float">
            <text:p>238.05078822</text:p>
          </table:table-cell>
          <table:table-cell table:style-name="ce5" office:value-type="float" office:value="0.021523" calcext:value-type="float">
            <text:p>2.1523E-02</text:p>
          </table:table-cell>
          <table:table-cell table:style-name="ce5" office:value-type="float" office:value="0.020549" calcext:value-type="float">
            <text:p>2.0549E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16</text:p>
          </table:table-cell>
          <table:table-cell office:value-type="float" office:value="15.9949146195616" calcext:value-type="float">
            <text:p>15.9949146195616</text:p>
          </table:table-cell>
          <table:table-cell table:style-name="ce5" office:value-type="float" office:value="0.044935" calcext:value-type="float">
            <text:p>4.4935E-02</text:p>
          </table:table-cell>
          <table:table-cell table:style-name="ce5" office:value-type="float" office:value="0.045243" calcext:value-type="float">
            <text:p>4.5243E-02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Enrichment, wt%</text:p>
          </table:table-cell>
          <table:table-cell/>
          <table:table-cell table:formula="of:=100*([.C28]*[.$B$28])/([.C27]*[.$B$27]+[.C28]*[.$B$28]+[.C29]*[.$B$29]+[.C30]*[.$B$30])" office:value-type="float" office:value="4.11007655275792" calcext:value-type="float">
            <text:p>4.11007655275792</text:p>
          </table:table-cell>
          <table:table-cell table:formula="of:=100*([.D28]*[.$B$28])/([.D27]*[.$B$27]+[.D28]*[.$B$28]+[.D29]*[.$B$29]+[.D30]*[.$B$30])" office:value-type="float" office:value="2.63003608465474" calcext:value-type="float">
            <text:p>2.6300360846547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3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00/00/0000</text:date>, <text:time style:data-style-name="N2" text:time-value="12:25:09.6578373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0:23:23.822373433</meta:creation-date>
    <dc:date>2019-01-25T15:51:04.404093580</dc:date>
    <meta:editing-duration>PT21H14M41S</meta:editing-duration>
    <meta:editing-cycles>8</meta:editing-cycles>
    <meta:generator>LibreOffice/5.3.1.2$Linux_X86_64 LibreOffice_project/30m0$Build-2</meta:generator>
    <meta:document-statistic meta:table-count="1" meta:cell-count="172" meta:object-count="0"/>
  </office:meta>
</office:document-meta>
</file>